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2" style:family="paragraph" style:parent-style-name="Standard">
      <style:paragraph-properties fo:margin-top="0in" fo:margin-bottom="0in" fo:line-height="100%"/>
      <style:text-properties style:font-name="Georgia" fo:font-size="12pt" style:font-size-asian="12pt" style:font-size-complex="12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4"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top="0in" fo:margin-bottom="0in" fo:line-height="100%"/>
      <style:text-properties fo:color="#000000" style:font-name="Georgia" fo:font-size="10.5pt" fo:font-weight="bold" style:font-size-asian="10.5pt" style:font-weight-asian="bold" style:font-size-complex="10.5pt" style:font-weight-complex="bold"/>
    </style:style>
    <style:style style:name="P6"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No_20_Spacing" style:list-style-name="">
      <style:paragraph-properties fo:margin-left="0in" fo:margin-right="0in" fo:margin-top="0in" fo:margin-bottom="0in" fo:line-height="100%" fo:text-align="center" style:justify-single-word="false" fo:text-indent="0in" style:auto-text-indent="false"/>
      <style:text-properties style:font-name="Georgia" fo:font-size="16pt" style:font-size-asian="16pt" style:font-name-complex="Times New Roman1" style:font-size-complex="16pt"/>
    </style:style>
    <style:style style:name="P9" style:family="paragraph" style:parent-style-name="No_20_Spacing">
      <style:paragraph-properties fo:margin-left="0in" fo:margin-right="0in" fo:margin-top="0in" fo:margin-bottom="0in" fo:line-height="100%" fo:text-align="center" style:justify-single-word="false" fo:text-indent="0in" style:auto-text-indent="false"/>
      <style:text-properties style:font-name="Georgia" fo:font-size="10.5pt" style:font-size-asian="10.5pt" style:font-name-complex="Times New Roman1" style:font-size-complex="10.5pt"/>
    </style:style>
    <style:style style:name="P10" style:family="paragraph" style:parent-style-name="No_20_Spacing">
      <style:paragraph-properties fo:text-align="center" style:justify-single-word="false"/>
      <style:text-properties style:font-name="Georgia" fo:font-size="16pt" style:font-size-asian="16pt" style:font-name-complex="Times New Roman1" style:font-size-complex="16pt"/>
    </style:style>
    <style:style style:name="P11" style:family="paragraph" style:parent-style-name="_5b_Normal_5d_">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style>
    <style:style style:name="T2" style:family="text">
      <style:text-properties fo:font-weight="bold" style:font-weight-asian="bold" style:font-name-complex="Times New Roman1"/>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fo:language="none" fo:country="none" style:font-name-asian="Georgia" style:language-asian="none" style:country-asian="none" style:font-name-complex="Georgia" style:language-complex="none" style:country-complex="none"/>
    </style:style>
    <style:style style:name="T6"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7" style:family="text">
      <style:text-properties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8"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
      <text:h text:style-name="P3" text:outline-level="3"><text:span text:style-name="T1">Introduction:</text:span> Have you ever read a book and found your name in it? Even having your first name applied to a character in a book or movie is kind of cool. My name was chosen from the Bible and I have a little fun with it. I tell people that I was named after the prophet Joel in the Bible. Then I say: “I wasn't named before him.” It is good that my name does actually show up in the Bible. It is found in John 3:16. Let's look at it.</text:h>
      <text:h text:style-name="P4" text:outline-level="3"/>
      <text:p text:style-name="P1"><text:span text:style-name="T2">Text:</text:span><text:span text:style-name="T4"> John 3:16 “</text:span><text:span text:style-name="T8">For God so loved the world, that he gave his only begotten Son, that whosoever believeth in him should not perish, but have everlasting life.”</text:span></text:p>
      <text:h text:style-name="P9" text:outline-level="3"><text:span text:style-name="T4"/></text:h>
      <text:h text:style-name="P8" text:outline-level="3"><text:span text:style-name="T4">My Name is Whosoever!</text:span></text:h>
      <text:p text:style-name="P6"/>
      <text:p text:style-name="P5">I. Unanimous agreement between the prophets and Christ: <text:span text:style-name="T7">Acts 10:43 says: “To him give all the prophets witness, that through his name whosoever believeth in him shall receive remission of sins.” the idea to apply salvation to whosoever was not a novel New Testament idea. It came from the prophetic writings of the Old Testament prophets. It was not understood by the majority of the Jewish people for they believed that salvation was only for the Jews. They taught that one must become a Jew for salvation and then, even after the resurrection, many tried to compel non jewish believers that they needed to follow the law as well as trusting Christ for their salvation to be realized.</text:span></text:p>
      <text:p text:style-name="P11"><text:span text:style-name="T5"/></text:p>
      <text:p text:style-name="P5">II. The center pin of the Worldwide plan was whosoever: <text:span text:style-name="T7">John 3:16 “For God so loved the world, that he gave his only begotten Son, that whosoever believeth in him should not perish, but have everlasting life. If you remove the word: “whosoever” then this verse is powerless. The word </text:span></text:p>
      <text:p text:style-name="P5"><text:span text:style-name="T7">“whosoever” removes all limits and restrictions for any people group and any background limitations. There is no person regardless of their circumstances or history that is removed from the possibility of salvation. </text:span></text:p>
      <text:p text:style-name="P5"><text:span text:style-name="T7"/></text:p>
      <text:p text:style-name="P5">III. Whosoever perpetuates Christ love to others: <text:span text:style-name="T7">I John 5:1 says: “Whosoever believeth that Jesus is the Christ is born of God: and every one that loveth him that begat loveth him also that is begotten of him.” When you are part of the whosoever who loves Christ then you are also part of the same whosoever that love all others who love the Christ that you love. You cannot love God and hate His children.</text:span></text:p>
      <text:p text:style-name="P11"><text:span text:style-name="T5"/></text:p>
      <text:p text:style-name="P6"><text:span text:style-name="T3">IV. God's Promises kept to whosoever:</text:span> <text:span text:style-name="T5">Acts 2:21 “And it shall come to pass, </text:span><text:span text:style-name="T6">that</text:span><text:span text:style-name="T5"> whosoever shall call on the name of the Lord shall be saved.” You know; there is this doctrine of election or Calvinism that is taught by some preachers. They teach that only those pre-chosen by God will be saved. They believe that there is a list made by God that either has your name on it or it doesn't. If your name is not on that list then you have no hope for salvation. If it is then we don't need to worry because somehow you will be saved before you die. This scripture tells me that regardless of any list compiled anywhere; by anyone; if I call on the name of the Lord then I will be saved. I love that name “WHOSOEVER” don't you?</text:span></text:p>
      <text:p text:style-name="P11"><text:span text:style-name="T5"/></text:p>
      <text:p text:style-name="P6"><text:span text:style-name="T3">V. Whosoever can have Satisfaction and Permanence:</text:span> <text:span text:style-name="T5">John 4:14 “But whosoever drinketh of the water that I shall give him shall never thirst; but the water that I shall give him shall be in him a well of water springing up into everlasting life.” Whosoever is not just promised salvation but also there should be satisfaction for whosoever. Jesus tells the woman at the well that her thirst will end when she has drunk from the well of salvation. Remember she is on her sixth man so Jesus tells her that never again will she need to look for satisfaction in another man. She will be permanently satisfied with Jesus.</text:span></text:p>
      <text:p text:style-name="P11"><text:span text:style-name="T5"><text:s/></text:span></text:p>
      <text:p text:style-name="P6"><text:span text:style-name="T3">Conclude: The final word from God includes whosoever:</text:span> <text:span text:style-name="T5">Revelation 22:17 “And the Spirit and the bride say, Come. And let him that heareth say, Come. And let him that is athirst come. And whosoever will, let him take the water of life freely.”</text:span></text:p>
      <text:p text:style-name="P6"><text:span text:style-name="T5"><text:s text:c="2"/>Is your name whosoever? Have you believed on Christ? Are you one who has called on the name of the Lord? Have you tasted the water that He offers?</text:span></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7-11-04T22:02:43.41</dc:date>
    <meta:editing-duration>PT59M43S</meta:editing-duration>
    <meta:generator>OpenOffice/4.1.3$Win32 OpenOffice.org_project/413m1$Build-9783</meta:generator>
    <meta:document-statistic meta:table-count="0" meta:image-count="0" meta:object-count="0" meta:page-count="1" meta:paragraph-count="12" meta:word-count="723" meta:character-count="39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